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 style:vertical-align="top"/>
      <style:paragraph-properties fo:text-align="star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12" style:family="table-cell" style:parent-style-name="Default">
      <style:table-cell-properties fo:border-bottom="0.74pt solid #000000" fo:background-color="#ffff6d" style:text-align-source="fix" style:repeat-content="false" fo:border-left="none" fo:border-right="0.74pt solid #000000" fo:border-top="0.74pt solid #000000" style:vertical-align="top"/>
      <style:paragraph-properties fo:text-align="start"/>
    </style:style>
    <style:style style:name="ce2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none" fo:border-top="0.74pt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start"/>
    </style:style>
    <style:style style:name="ce5" style:family="table-cell" style:parent-style-name="Default">
      <style:table-cell-properties fo:background-color="#d4ea6b" style:text-align-source="fix" style:repeat-content="false" fo:border="0.74pt solid #000000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 style:vertical-align="top"/>
      <style:paragraph-properties fo:text-align="start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6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none" fo:border-top="0.74pt solid #000000" style:vertical-align="top"/>
      <style:paragraph-properties fo:text-align="star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top"/>
      <style:paragraph-properties fo:text-align="start"/>
    </style:style>
    <style:style style:name="ce29" style:family="table-cell" style:parent-style-name="Default">
      <style:table-cell-properties fo:background-color="#d4ea6b" style:text-align-source="fix" style:repeat-content="false" fo:border="0.74pt solid #000000" style:vertical-align="top"/>
      <style:paragraph-properties fo:text-align="star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 style:vertical-align="top"/>
      <style:paragraph-properties fo:text-align="start"/>
    </style:style>
    <style:style style:name="ce3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74pt solid #000000" fo:background-color="#ffff6d" style:text-align-source="fix" style:repeat-content="false" fo:border-left="none" fo:border-right="none" fo:border-top="0.74pt solid #000000" style:vertical-align="top"/>
      <style:paragraph-properties fo:text-align="star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start"/>
    </style:style>
    <style:style style:name="ce36" style:family="table-cell" style:parent-style-name="Default">
      <style:table-cell-properties fo:border-bottom="0.74pt solid #000000" fo:background-color="#ffff6d" style:text-align-source="fix" style:repeat-content="false" fo:border-left="none" fo:border-right="0.74pt solid #000000" fo:border-top="0.74pt solid #000000" style:vertical-align="top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2" table:number-columns-repeated="60" table:default-cell-style-name="ce25"/>
        <table:table-row table:style-name="ro1">
          <table:table-cell table:number-columns-repeated="64"/>
        </table:table-row>
        <table:table-row table:style-name="ro1">
          <table:table-cell table:style-name="ce26" office:value-type="string" calcext:value-type="string">
            <text:p>Timer Setup</text:p>
          </table:table-cell>
          <table:table-cell table:style-name="ce31"/>
          <table:table-cell table:style-name="ce34" office:value-type="string" calcext:value-type="string">
            <text:p>Normal Mode</text:p>
          </table:table-cell>
          <table:table-cell table:style-name="ce36"/>
          <table:table-cell table:number-columns-repeated="60"/>
        </table:table-row>
        <table:table-row table:style-name="ro1">
          <table:table-cell table:number-columns-repeated="5"/>
          <table:table-cell table:style-name="ce29" office:value-type="string" calcext:value-type="string">
            <text:p>Calculation</text:p>
          </table:table-cell>
          <table:table-cell table:number-columns-repeated="58"/>
        </table:table-row>
        <table:table-row table:style-name="ro2">
          <table:table-cell table:style-name="ce27" office:value-type="string" calcext:value-type="string">
            <text:p>f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Foc</text:p>
          </table:table-cell>
          <table:table-cell/>
          <table:table-cell table:style-name="ce28" office:value-type="string" calcext:value-type="string">
            <text:p>Parameter</text:p>
          </table:table-cell>
          <table:table-cell table:number-columns-repeated="58"/>
        </table:table-row>
        <table:table-row table:style-name="ro1">
          <table:table-cell table:style-name="ce28" office:value-type="float" office:value="16000000" calcext:value-type="float">
            <text:p>16000000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float" office:value="255" calcext:value-type="float">
            <text:p>255</text:p>
          </table:table-cell>
          <table:table-cell table:style-name="ce29" table:formula="of:=[.$A$5]/(2*[.$B5]*(1+[.$C$5]))" office:value-type="float" office:value="31250" calcext:value-type="float">
            <text:p>31250</text:p>
          </table:table-cell>
          <table:table-cell/>
          <table:table-cell table:style-name="ce35" office:value-type="string" calcext:value-type="string">
            <text:p>Not Used</text:p>
          </table:table-cell>
          <table:table-cell table:number-columns-repeated="58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5]/(2*[.$B6]*(1+[.$C$5]))" office:value-type="float" office:value="3906.25" calcext:value-type="float">
            <text:p>3906.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5]/(2*[.$B7]*(1+[.$C$5]))" office:value-type="float" office:value="976.5625" calcext:value-type="float">
            <text:p>976.56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5]/(2*[.$B8]*(1+[.$C$5]))" office:value-type="float" office:value="488.28125" calcext:value-type="float">
            <text:p>488.281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5]/(2*[.$B9]*(1+[.$C$5]))" office:value-type="float" office:value="244.140625" calcext:value-type="float">
            <text:p>244.1406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5]/(2*[.$B10]*(1+[.$C$5]))" office:value-type="float" office:value="122.0703125" calcext:value-type="float">
            <text:p>122.07031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5]/(2*[.$B11]*(1+[.$C$5]))" office:value-type="float" office:value="30.517578125" calcext:value-type="float">
            <text:p>30.51757812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T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Toc</text:p>
          </table:table-cell>
          <table:table-cell table:number-columns-repeated="60"/>
        </table:table-row>
        <table:table-row table:style-name="ro1">
          <table:table-cell table:style-name="ce29" table:formula="of:=1/[.$A$5]" office:value-type="float" office:value="0.0000000625" calcext:value-type="float">
            <text:p>6.25E-08</text:p>
          </table:table-cell>
          <table:table-cell table:style-name="ce32" office:value-type="float" office:value="1" calcext:value-type="float">
            <text:p>1</text:p>
          </table:table-cell>
          <table:table-cell table:style-name="ce28" office:value-type="float" office:value="255" calcext:value-type="float">
            <text:p>255</text:p>
          </table:table-cell>
          <table:table-cell table:style-name="ce29" table:formula="of:=2*[.$A$14]*[.$B14]*(1+[.$C$5])" office:value-type="float" office:value="0.000032" calcext:value-type="float">
            <text:p>3.2E-0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2*[.$A$14]*[.$B15]*(1+[.$C$5])" office:value-type="float" office:value="0.000256" calcext:value-type="float">
            <text:p>0.00025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2*[.$A$14]*[.$B16]*(1+[.$C$5])" office:value-type="float" office:value="0.001024" calcext:value-type="float">
            <text:p>0.001024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2*[.$A$14]*[.$B17]*(1+[.$C$5])" office:value-type="float" office:value="0.002048" calcext:value-type="float">
            <text:p>0.00204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2*[.$A$14]*[.$B18]*(1+[.$C$5])" office:value-type="float" office:value="0.004096" calcext:value-type="float">
            <text:p>0.00409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2*[.$A$14]*[.$B19]*(1+[.$C$5])" office:value-type="float" office:value="0.008192" calcext:value-type="float">
            <text:p>0.008192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2*[.$A$14]*[.$B20]*(1+[.$C$5])" office:value-type="float" office:value="0.032768" calcext:value-type="float">
            <text:p>0.032768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6" office:value-type="string" calcext:value-type="string">
            <text:p>Timer Setup</text:p>
          </table:table-cell>
          <table:table-cell table:style-name="ce31"/>
          <table:table-cell table:style-name="ce34" office:value-type="string" calcext:value-type="string">
            <text:p>Fast PWM</text:p>
          </table:table-cell>
          <table:table-cell table:style-name="ce36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f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Foc</text:p>
          </table:table-cell>
          <table:table-cell table:number-columns-repeated="60"/>
        </table:table-row>
        <table:table-row table:style-name="ro1">
          <table:table-cell table:style-name="ce28" office:value-type="float" office:value="16000000" calcext:value-type="float">
            <text:p>16000000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29" table:formula="of:=[.$A$26]/([.$B26]*256)" office:value-type="float" office:value="62500" calcext:value-type="float">
            <text:p>62500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26]/([.$B27]*256)" office:value-type="float" office:value="7812.5" calcext:value-type="float">
            <text:p>7812.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26]/([.$B28]*256)" office:value-type="float" office:value="1953.125" calcext:value-type="float">
            <text:p>1953.1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26]/([.$B29]*256)" office:value-type="float" office:value="976.5625" calcext:value-type="float">
            <text:p>976.56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26]/([.$B30]*256)" office:value-type="float" office:value="488.28125" calcext:value-type="float">
            <text:p>488.281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26]/([.$B31]*256)" office:value-type="float" office:value="244.140625" calcext:value-type="float">
            <text:p>244.14062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26]/([.$B32]*256)" office:value-type="float" office:value="61.03515625" calcext:value-type="float">
            <text:p>61.03515625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T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Toc</text:p>
          </table:table-cell>
          <table:table-cell table:number-columns-repeated="60"/>
        </table:table-row>
        <table:table-row table:style-name="ro1">
          <table:table-cell table:style-name="ce29" table:formula="of:=1/[.$A$5]" office:value-type="float" office:value="0.0000000625" calcext:value-type="float">
            <text:p>6.25E-08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29" table:formula="of:=[.$A$35]*[.$B35]*256" office:value-type="float" office:value="0.000016" calcext:value-type="float">
            <text:p>1.6E-0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35]*[.$B36]*256" office:value-type="float" office:value="0.000128" calcext:value-type="float">
            <text:p>0.00012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35]*[.$B37]*256" office:value-type="float" office:value="0.000512" calcext:value-type="float">
            <text:p>0.000512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35]*[.$B38]*256" office:value-type="float" office:value="0.001024" calcext:value-type="float">
            <text:p>0.001024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35]*[.$B39]*256" office:value-type="float" office:value="0.002048" calcext:value-type="float">
            <text:p>0.00204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35]*[.$B40]*256" office:value-type="float" office:value="0.004096" calcext:value-type="float">
            <text:p>0.00409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35]*[.$B41]*256" office:value-type="float" office:value="0.016384" calcext:value-type="float">
            <text:p>0.016384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6" office:value-type="string" calcext:value-type="string">
            <text:p>Timer Setup</text:p>
          </table:table-cell>
          <table:table-cell table:style-name="ce31"/>
          <table:table-cell table:style-name="ce34" office:value-type="string" calcext:value-type="string">
            <text:p>Phase Corret PWM</text:p>
          </table:table-cell>
          <table:table-cell table:style-name="ce36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f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Foc</text:p>
          </table:table-cell>
          <table:table-cell table:number-columns-repeated="60"/>
        </table:table-row>
        <table:table-row table:style-name="ro1">
          <table:table-cell table:style-name="ce28" office:value-type="float" office:value="16000000" calcext:value-type="float">
            <text:p>16000000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29" table:formula="of:=[.$A$47]/([.$B47]*510)" office:value-type="float" office:value="31372.5490196078" calcext:value-type="float">
            <text:p>31372.549019607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47]/([.$B48]*510)" office:value-type="float" office:value="3921.56862745098" calcext:value-type="float">
            <text:p>3921.5686274509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47]/([.$B49]*510)" office:value-type="float" office:value="980.392156862745" calcext:value-type="float">
            <text:p>980.39215686274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47]/([.$B50]*510)" office:value-type="float" office:value="490.196078431373" calcext:value-type="float">
            <text:p>490.196078431373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47]/([.$B51]*510)" office:value-type="float" office:value="245.098039215686" calcext:value-type="float">
            <text:p>245.09803921568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47]/([.$B52]*510)" office:value-type="float" office:value="122.549019607843" calcext:value-type="float">
            <text:p>122.549019607843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47]/([.$B53]*510)" office:value-type="float" office:value="30.6372549019608" calcext:value-type="float">
            <text:p>30.6372549019608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27" office:value-type="string" calcext:value-type="string">
            <text:p>Tclk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OCR</text:p>
          </table:table-cell>
          <table:table-cell table:style-name="ce27" office:value-type="string" calcext:value-type="string">
            <text:p>Toc</text:p>
          </table:table-cell>
          <table:table-cell table:number-columns-repeated="60"/>
        </table:table-row>
        <table:table-row table:style-name="ro1">
          <table:table-cell table:style-name="ce29" table:formula="of:=1/[.$A$47]" office:value-type="float" office:value="0.0000000625" calcext:value-type="float">
            <text:p>6.25E-08</text:p>
          </table:table-cell>
          <table:table-cell table:style-name="ce32" office:value-type="float" office:value="1" calcext:value-type="float">
            <text:p>1</text:p>
          </table:table-cell>
          <table:table-cell table:style-name="ce35"/>
          <table:table-cell table:style-name="ce29" table:formula="of:=[.$A$56]*[.$B56]*510" office:value-type="float" office:value="0.000031875" calcext:value-type="float">
            <text:p>3.1875E-0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8" calcext:value-type="float">
            <text:p>8</text:p>
          </table:table-cell>
          <table:table-cell/>
          <table:table-cell table:style-name="ce29" table:formula="of:=[.$A$56]*[.$B57]*510" office:value-type="float" office:value="0.000255" calcext:value-type="float">
            <text:p>0.000255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32" calcext:value-type="float">
            <text:p>32</text:p>
          </table:table-cell>
          <table:table-cell/>
          <table:table-cell table:style-name="ce29" table:formula="of:=[.$A$56]*[.$B58]*510" office:value-type="float" office:value="0.00102" calcext:value-type="float">
            <text:p>0.00102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64" calcext:value-type="float">
            <text:p>64</text:p>
          </table:table-cell>
          <table:table-cell/>
          <table:table-cell table:style-name="ce29" table:formula="of:=[.$A$56]*[.$B59]*510" office:value-type="float" office:value="0.00204" calcext:value-type="float">
            <text:p>0.00204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28" calcext:value-type="float">
            <text:p>128</text:p>
          </table:table-cell>
          <table:table-cell/>
          <table:table-cell table:style-name="ce29" table:formula="of:=[.$A$56]*[.$B60]*510" office:value-type="float" office:value="0.00408" calcext:value-type="float">
            <text:p>0.00408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256" calcext:value-type="float">
            <text:p>256</text:p>
          </table:table-cell>
          <table:table-cell/>
          <table:table-cell table:style-name="ce29" table:formula="of:=[.$A$56]*[.$B61]*510" office:value-type="float" office:value="0.00816" calcext:value-type="float">
            <text:p>0.00816</text:p>
          </table:table-cell>
          <table:table-cell table:number-columns-repeated="60"/>
        </table:table-row>
        <table:table-row table:style-name="ro1">
          <table:table-cell/>
          <table:table-cell table:style-name="ce32" office:value-type="float" office:value="1024" calcext:value-type="float">
            <text:p>1024</text:p>
          </table:table-cell>
          <table:table-cell/>
          <table:table-cell table:style-name="ce29" table:formula="of:=[.$A$56]*[.$B62]*510" office:value-type="float" office:value="0.03264" calcext:value-type="float">
            <text:p>0.03264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style-name="ce30"/>
          <table:table-cell table:style-name="ce33" office:value-type="string" calcext:value-type="string">
            <text:p>CS</text:p>
          </table:table-cell>
          <table:table-cell table:style-name="ce30" table:number-columns-repeated="2"/>
          <table:table-cell table:number-columns-repeated="60"/>
        </table:table-row>
        <table:table-row table:style-name="ro1" table:number-rows-repeated="104851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00:22:42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4T23:48:23.135000000</meta:creation-date>
    <dc:date>2020-10-25T00:17:57.112000000</dc:date>
    <meta:editing-duration>PT29M28S</meta:editing-duration>
    <meta:editing-cycles>11</meta:editing-cycles>
    <meta:generator>LibreOffice/7.0.1.2$Windows_X86_64 LibreOffice_project/7cbcfc562f6eb6708b5ff7d7397325de9e764452</meta:generator>
    <meta:document-statistic meta:table-count="1" meta:cell-count="126" meta:object-count="0"/>
  </office:meta>
</office:document-meta>
</file>